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191ce0" officeooo:paragraph-rsid="00098b96"/>
    </style:style>
    <style:style style:name="P2" style:family="paragraph" style:parent-style-name="Text_20_body">
      <style:text-properties officeooo:rsid="00191ce0" officeooo:paragraph-rsid="00098b96"/>
    </style:style>
    <style:style style:name="P3" style:family="paragraph" style:parent-style-name="Text_20_body">
      <style:paragraph-properties fo:text-align="start" style:justify-single-word="false"/>
      <style:text-properties officeooo:rsid="00098b96" officeooo:paragraph-rsid="00098b96"/>
    </style:style>
    <style:style style:name="P4" style:family="paragraph" style:parent-style-name="Text_20_body">
      <style:paragraph-properties fo:text-align="start" style:justify-single-word="false"/>
      <style:text-properties officeooo:rsid="0009ff0d" officeooo:paragraph-rsid="0009ff0d"/>
    </style:style>
    <style:style style:name="T1" style:family="text">
      <style:text-properties style:text-position="super 58%" officeooo:rsid="00098b96"/>
    </style:style>
    <style:style style:name="T2" style:family="text">
      <style:text-properties officeooo:rsid="00098b96"/>
    </style:style>
    <style:style style:name="T3"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an Gregory</text:p>
      <text:p text:style-name="P2">CART 498</text:p>
      <text:p text:style-name="P2"><text:span text:style-name="T2">February</text:span> <text:span text:style-name="T2">4</text:span><text:span text:style-name="T1">th</text:span>, 2026</text:p>
      <text:p text:style-name="P2"/>
      <text:p text:style-name="P1">Assignment <text:span text:style-name="T2">3</text:span>: <text:span text:style-name="T2">Terrible (ish) Mathematician</text:span></text:p>
      <text:p text:style-name="P1"/>
      <text:p text:style-name="P3">For this assignment, we were instructed to perform a certain math equation, and then make an AI model do the exact same math equation. If it was wrong, we would make it say some degrading things about itself, before trying to solve it again, keeping at it until it was right.</text:p>
      <text:p text:style-name="P4">For mine, I decided to go for a funnier response by making him sound like Tyler Durden from Fight Club, since I find the dialogue used in that movie to be fairly unique.</text:p>
      <text:p text:style-name="P4">From the tests I ran, I found that, with larger numbers, the AI would mess up a fair bit more, but would continuously mess up, resulting in infinite attempts that would need to be manually stopped. For this reason, I hard-coded a certain number of attempts that would stop (default at 3), before signalling defeat, giving a defeated message, and ending the program. Additionally, there was an interesting bug within my program where the last 3 numbers would return, rather than the whole number, due to the fact the AI would put commas to separate each thousandth of a number, as you normally do in the english language. I simply solved this by removing all commas after it prints out what the AI said, before then grabbing the last number it can find from the script and bringing it back.</text:p>
      <text:p text:style-name="P4">Fun experiment to delve into, and a lot of intriguing details and quirks with how the model does, especially with temperature, top_p and even a certain amount of credits you give to it.<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4:03:58.173663971</meta:creation-date>
    <dc:date>2026-02-04T17:53:51.351120956</dc:date>
    <meta:editing-duration>PT8M15S</meta:editing-duration>
    <meta:editing-cycles>2</meta:editing-cycles>
    <meta:generator>LibreOffice/24.2.7.2$Linux_X86_64 LibreOffice_project/420$Build-2</meta:generator>
    <meta:document-statistic meta:table-count="0" meta:image-count="0" meta:object-count="0" meta:page-count="1" meta:paragraph-count="8" meta:word-count="269" meta:character-count="1498" meta:non-whitespace-character-count="1237"/>
  </office:meta>
</office:document-meta>
</file>